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65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907cm" fo:min-width="7.19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907cm" fo:min-width="7.1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615cm" fo:min-width="6.1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5cm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none" draw:textarea-vertical-align="middle"/>
    </style:style>
    <style:style style:name="gr12" style:family="graphic" style:parent-style-name="objectwithoutfill">
      <style:graphic-properties draw:marker-end="Arrowheads_20_13" draw:marker-end-width="0.3cm" draw:fill="none" draw:textarea-vertical-align="middle"/>
    </style:style>
    <style:style style:name="gr13" style:family="graphic" style:parent-style-name="objectwithoutfill">
      <style:graphic-properties draw:marker-end="Arrowheads_20_1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35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0.1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8.884cm"/>
      <style:paragraph-properties style:writing-mode="lr-tb"/>
    </style:style>
    <style:style style:name="co1" style:family="table-column">
      <style:table-column-properties style:column-width="5.064cm" style:use-optimal-column-width="false"/>
    </style:style>
    <style:style style:name="co2" style:family="table-column">
      <style:table-column-properties style:column-width="5.068cm" style:use-optimal-column-width="false"/>
    </style:style>
    <style:style style:name="co3" style:family="table-column">
      <style:table-column-properties style:column-width="1.391cm" style:use-optimal-column-width="false"/>
    </style:style>
    <style:style style:name="co4" style:family="table-column">
      <style:table-column-properties style:column-width="5.654cm" style:use-optimal-column-width="false"/>
    </style:style>
    <style:style style:name="co5" style:family="table-column">
      <style:table-column-properties style:column-width="4.137cm" style:use-optimal-column-width="false"/>
    </style:style>
    <style:style style:name="co6" style:family="table-column">
      <style:table-column-properties style:column-width="5.334cm" style:use-optimal-column-width="false"/>
    </style:style>
    <style:style style:name="co7" style:family="table-column">
      <style:table-column-properties style:column-width="3.913cm" style:use-optimal-column-width="false"/>
    </style:style>
    <style:style style:name="ro1" style:family="table-row">
      <style:table-row-properties style:row-height="1.19cm" style:use-optimal-row-height="false"/>
    </style:style>
    <style:style style:name="ro2" style:family="table-row">
      <style:table-row-properties style:row-height="1.124cm" style:use-optimal-row-height="false"/>
    </style:style>
    <style:style style:name="ro3" style:family="table-row">
      <style:table-row-properties style:row-height="0.962cm" style:use-optimal-row-height="false"/>
    </style:style>
    <style:style style:name="ce1" style:family="table-cell">
      <style:text-properties fo:font-size="18pt"/>
    </style:style>
    <style:style style:name="ce2" style:family="table-cell">
      <style:text-properties style:font-name="Liberation Sans" fo:font-size="18pt" style:font-size-asian="18pt" style:font-size-complex="24pt"/>
    </style:style>
    <style:style style:name="ce3" style:family="table-cell">
      <style:text-properties fo:font-size="12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4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text-properties style:font-name="Liberation Sans" fo:font-size="18pt" style:font-size-asian="18pt" style:font-size-complex="24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text-properties fo:font-size="60pt"/>
    </style:style>
    <style:style style:name="P17" style:family="paragraph">
      <loext:graphic-properties draw:fill="none" draw:fill-color="#ffffff"/>
      <style:text-properties fo:font-size="60pt"/>
    </style:style>
    <style:style style:name="P18" style:family="paragraph">
      <loext:graphic-properties draw:fill-color="#ffffff"/>
    </style:style>
    <style:style style:name="T1" style:family="text">
      <style:text-properties fo:font-size="24pt"/>
    </style:style>
    <style:style style:name="T2" style:family="text">
      <style:text-properties fo:font-size="42pt" style:font-size-asian="42pt"/>
    </style:style>
    <style:style style:name="T3" style:family="text">
      <style:text-properties fo:font-size="18pt"/>
    </style:style>
    <style:style style:name="T4" style:family="text">
      <style:text-properties style:font-name="Liberation Sans" fo:font-size="18pt" fo:language="nl" fo:country="NL" style:font-size-asian="18pt" style:font-size-complex="24pt"/>
    </style:style>
    <style:style style:name="T5" style:family="text">
      <style:text-properties fo:font-size="10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/>
    </style:style>
    <style:style style:name="T8" style:family="text">
      <style:text-properties fo:font-size="12pt" fo:language="lb" fo:country="L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5.715cm" presentation:class="title" presentation:user-transformed="true">
          <draw:text-box>
            <text:p>Receptenboek opdracht</text:p>
          </draw:text-box>
        </draw:frame>
        <draw:frame presentation:style-name="pr2" draw:text-style-name="P2" draw:layer="layout" svg:width="1.27cm" svg:height="10.129cm" svg:x="1.27cm" svg:y="-1.86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xml:id="id7" draw:id="id7">
        <office:forms form:automatic-focus="false" form:apply-design-mode="false"/>
        <draw:frame presentation:style-name="pr1" draw:text-style-name="P1" draw:layer="layout" svg:width="37.899cm" svg:height="2.629cm" svg:x="-5.514cm" svg:y="0.635cm" presentation:class="title" presentation:user-transformed="true">
          <draw:text-box>
            <text:p>Requirements:</text:p>
          </draw:text-box>
        </draw:frame>
        <draw:frame presentation:style-name="pr4" draw:text-style-name="P1" draw:layer="layout" svg:width="25.199cm" svg:height="2.784cm" svg:x="1.471cm" svg:y="3.566cm" presentation:class="outline" presentation:user-transformed="true">
          <draw:text-box>
            <text:list text:style-name="L2">
              <text:list-item>
                <text:p>Werken met een database.</text:p>
              </text:list-item>
              <text:list-item>
                <text:p>Een main page die naar recepten linked.</text:p>
              </text:list-item>
              <text:list-item>
                <text:p>Gebruik van tabellen met daar in: Naam van recept, beschrijving en bereidingswijze.</text:p>
              </text:list-item>
              <text:list-item>
                <text:p>Alle recepten van de database ophalen en tonen op de webpagina.<text:tab/></text:p>
                <text:p/>
              </text:list-item>
            </text:list>
          </draw:text-box>
        </draw:frame>
        <draw:frame presentation:style-name="pr1" draw:text-style-name="P3" draw:layer="layout" svg:width="37.899cm" svg:height="2.629cm" svg:x="-5.514cm" svg:y="7.285cm" presentation:class="title" presentation:user-transformed="true">
          <draw:text-box>
            <text:p><text:span text:style-name="T1">Features voor de toekomst:</text:span></text:p>
          </draw:text-box>
        </draw:frame>
        <draw:frame presentation:style-name="pr4" draw:text-style-name="P1" draw:layer="layout" svg:width="25.199cm" svg:height="2.784cm" svg:x="1.27cm" svg:y="9.525cm" presentation:class="outline" presentation:user-transformed="true">
          <draw:text-box>
            <text:list text:style-name="L2">
              <text:list-item>
                <text:p>Afbeeldingen voor recepten.</text:p>
              </text:list-item>
              <text:list-item>
                <text:p>Pagina waar je recepten kan toevoegen en in the database zetten.</text:p>
              </text:list-item>
              <text:list-item>
                <text:p>Pagina met categorieën zoals: Avondeten, lunch, brood etc.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.5s" smil:fill="hold" presentation:node-type="on-click" presentation:preset-class="entrance" presentation:preset-id="ooo-entrance-fade-in">
                  <anim:set smil:begin="0s" smil:dur="0.00125s" smil:fill="hold" anim:sub-item="text" smil:attributeName="visibility" smil:to="visible"/>
                  <anim:transitionFilter smil:dur="2.5s" anim:sub-item="text" smil:type="fade" smil:subtype="crossfad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fade-in">
                  <anim:set smil:begin="0s" smil:dur="0.00125s" smil:fill="hold" anim:sub-item="text" smil:attributeName="visibility" smil:to="visible"/>
                  <anim:transitionFilter smil:dur="2.5s" anim:sub-item="text" smil:type="fade" smil:subtype="crossfad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fade-in">
                  <anim:set smil:begin="0s" smil:dur="0.00125s" smil:fill="hold" anim:sub-item="text" smil:attributeName="visibility" smil:to="visible"/>
                  <anim:transitionFilter smil:dur="2.5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8" draw:id="id8">
        <office:forms form:automatic-focus="false" form:apply-design-mode="false"/>
        <draw:frame draw:style-name="gr2" draw:text-style-name="P4" draw:layer="layout" svg:width="10.069cm" svg:height="1.907cm" svg:x="8.98cm" svg:y="6.556cm">
          <draw:text-box>
            <text:p><text:span text:style-name="T2"><text:a xlink:href="http://localhost/receptenboek/index.php/" xlink:type="simple">Receptenboek</text:a></text:span></text:p>
          </draw:text-box>
        </draw:frame>
        <anim:par presentation:node-type="timing-root">
          <anim:par smil:begin="id8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9" draw:id="id9">
        <office:forms form:automatic-focus="false" form:apply-design-mode="false"/>
        <draw:custom-shape draw:style-name="gr3" draw:text-style-name="P5" xml:id="id2" draw:id="id2" draw:layer="layout" svg:width="8.255cm" svg:height="5.715cm" svg:x="1.8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3" draw:id="id3" draw:layer="layout" svg:width="8.255cm" svg:height="5.715cm" svg:x="17.8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7.304cm" svg:height="1.189cm" svg:x="0.3cm" svg:y="12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 table:style-name="ce1">
                <text:p><text:span text:style-name="T3">Recept naam</text:span></text:p>
              </table:table-cell>
              <table:table-cell>
                <text:p>Beschrijving</text:p>
              </table:table-cell>
              <table:table-cell>
                <text:p>ingredienten</text:p>
              </table:table-cell>
              <table:table-cell table:style-name="ce1">
                <text:p text:style-name="P7">bereidingswijze</text:p>
              </table:table-cell>
              <table:table-cell>
                <text:p>ID</text:p>
              </table:table-cell>
              <table:table-cell table:style-name="ce2">
                <text:list text:style-name="L3">
                  <text:list-header>
                    <text:p text:style-name="P8"><text:span text:style-name="T4">Hoeveelheid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9" draw:layer="layout" svg:width="2.013cm" svg:height="0.962cm" svg:x="2.775cm" svg:y="1.27cm">
          <draw:text-box>
            <text:p>index</text:p>
          </draw:text-box>
        </draw:frame>
        <draw:frame draw:style-name="gr6" draw:text-style-name="P9" draw:layer="layout" svg:width="3cm" svg:height="0.962cm" svg:x="2.715cm" svg:y="2.848cm">
          <draw:text-box>
            <text:p>overview</text:p>
          </draw:text-box>
        </draw:frame>
        <draw:custom-shape draw:style-name="gr7" draw:text-style-name="P6" draw:layer="layout" svg:width="6.985cm" svg:height="3.175cm" svg:x="2.54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.932cm" svg:height="0.962cm" svg:x="2.783cm" svg:y="4.753cm">
          <draw:text-box>
            <text:p>template</text:p>
          </draw:text-box>
        </draw:frame>
        <draw:custom-shape draw:style-name="gr7" draw:text-style-name="P6" draw:layer="layout" svg:width="6.985cm" svg:height="3.175cm" svg:x="18.41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.263cm" svg:height="0.962cm" svg:x="18.415cm" svg:y="2.848cm">
          <draw:text-box>
            <text:p>recept</text:p>
          </draw:text-box>
        </draw:frame>
        <draw:frame draw:style-name="gr10" draw:text-style-name="P9" draw:layer="layout" svg:width="4.655cm" svg:height="1.673cm" svg:x="18.55cm" svg:y="4.78cm">
          <draw:text-box>
            <text:p>Recept display</text:p>
            <text:p>(functies)</text:p>
          </draw:text-box>
        </draw:frame>
        <draw:connector draw:style-name="gr11" draw:text-style-name="P10" draw:layer="layout" draw:type="line" svg:x1="14.252cm" svg:y1="11.43cm" svg:x2="5.967cm" svg:y2="8.255cm" draw:start-shape="id1" draw:start-glue-point="0" draw:end-shape="id2" draw:end-glue-point="2" svg:d="M14252 11430l-8285-3175" svg:viewBox="0 0 8286 3176">
          <text:p/>
        </draw:connector>
        <draw:connector draw:style-name="gr12" draw:text-style-name="P10" draw:layer="layout" draw:type="line" svg:x1="14.252cm" svg:y1="11.43cm" svg:x2="21.967cm" svg:y2="8.255cm" draw:start-shape="id1" draw:start-glue-point="0" draw:end-shape="id3" draw:end-glue-point="2" svg:d="M14252 11430l7715-3175" svg:viewBox="0 0 7716 3176">
          <text:p/>
        </draw:connector>
        <draw:connector draw:style-name="gr13" draw:text-style-name="P10" draw:layer="layout" draw:type="line" svg:x1="10.095cm" svg:y1="5.397cm" svg:x2="17.84cm" svg:y2="5.397cm" draw:start-shape="id2" draw:start-glue-point="1" draw:end-shape="id3" draw:end-glue-point="3" svg:d="M10095 5397h7745" svg:viewBox="0 0 7746 1">
          <text:p/>
        </draw:connector>
        <draw:frame draw:style-name="gr14" draw:text-style-name="P11" xml:id="id1" draw:id="id1" draw:layer="layout" svg:width="4.515cm" svg:height="1.195cm" svg:x="11.995cm" svg:y="11.43cm">
          <draw:text-box>
            <text:p><text:span text:style-name="T1">Databa</text:span><text:span text:style-name="T1">se</text:span></text:p>
          </draw:text-box>
        </draw:frame>
        <draw:frame draw:style-name="gr15" draw:text-style-name="P9" draw:layer="layout" svg:width="5.222cm" svg:height="0.962cm" svg:x="10.584cm" svg:y="0.635cm">
          <draw:text-box>
            <text:p>Pagina Structuur</text:p>
          </draw:text-box>
        </draw:frame>
        <draw:frame draw:style-name="gr16" draw:text-style-name="P12" draw:layer="layout" svg:width="5.235cm" svg:height="1.433cm" svg:x="18.239cm" svg:y="10.16cm">
          <draw:text-box>
            <text:p><text:span text:style-name="T5">Recept naam, </text:span><text:span text:style-name="T5">beschrijving,</text:span></text:p>
            <text:p><text:span text:style-name="T5">Ingredienten, </text:span><text:span text:style-name="T5">bereidingswijze, </text:span><text:span text:style-name="T5"><text:line-break/></text:span><text:span text:style-name="T5">hoeveelheid.</text:span></text:p>
          </draw:text-box>
        </draw:frame>
        <draw:frame draw:style-name="gr16" draw:text-style-name="P12" draw:layer="layout" svg:width="5.222cm" svg:height="0.645cm" svg:x="4.358cm" svg:y="10.295cm">
          <draw:text-box>
            <text:p><text:span text:style-name="T5">Recept naam, ID, </text:span><text:span text:style-name="T5">Beschrijving</text:span></text:p>
          </draw:text-box>
        </draw:frame>
        <draw:frame draw:style-name="gr16" draw:text-style-name="P14" draw:layer="layout" svg:width="7.017cm" svg:height="0.725cm" svg:x="10.463cm" svg:y="4.445cm">
          <draw:text-box>
            <text:p text:style-name="P13">Recept ID verwijst naar een recept</text:p>
          </draw:text-box>
        </draw:frame>
        <anim:par presentation:node-type="timing-root">
          <anim:par smil:begin="id9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10" draw:id="id1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oe de database werkt</text:p>
          </draw:text-box>
        </draw:frame>
        <draw:frame draw:style-name="standard" xml:id="id4" draw:id="id4" draw:layer="layout" svg:width="12.41cm" svg:height="1.123cm" svg:x="14.851cm" svg:y="3.73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2" table:default-cell-style-name="ce3">
              <table:table-cell>
                <text:p><text:span text:style-name="T6">Ingredienten</text:span></text:p>
              </table:table-cell>
              <table:table-cell>
                <text:p text:style-name="P13"><text:span text:style-name="T6">Hoeveelheid</text:span></text:p>
              </table:table-cell>
              <table:table-cell table:style-name="gray3"/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26.669cm" svg:height="0.971cm" svg:x="0.635cm" svg:y="10.8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3" table:default-cell-style-name="gray3">
              <table:table-cell>
                <text:p><text:span text:style-name="T3">Recept naam</text:span></text:p>
              </table:table-cell>
              <table:table-cell>
                <text:p><text:span text:style-name="T3">Beschrijving</text:span></text:p>
              </table:table-cell>
              <table:table-cell>
                <text:p><text:span text:style-name="T3">Ingredienten</text:span></text:p>
              </table:table-cell>
              <table:table-cell>
                <text:p><text:span text:style-name="T3">Hoeveelheid</text:span></text:p>
              </table:table-cell>
              <table:table-cell>
                <text:p><text:span text:style-name="T3">Bereidingsweize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7" draw:text-style-name="P6" draw:layer="layout" svg:x1="21.056cm" svg:y1="4.856cm" svg:x2="13.969cm" svg:y2="10.84cm" draw:start-shape="id4" draw:end-shape="id5" svg:d="M21056 4856v2993h-7087v2991" svg:viewBox="0 0 7088 5985">
          <text:p/>
        </draw:connector>
        <draw:connector draw:style-name="gr17" draw:text-style-name="P6" draw:layer="layout" svg:x1="13.962cm" svg:y1="9.484cm" svg:x2="13.969cm" svg:y2="10.84cm" draw:end-shape="id5" draw:end-glue-point="0" svg:d="M13962 9484v427h7v929" svg:viewBox="0 0 8 1357">
          <text:p/>
        </draw:connector>
        <draw:frame draw:style-name="standard" xml:id="id6" draw:id="id6" draw:layer="layout" svg:width="12.186cm" svg:height="1.123cm" svg:x="0.92cm" svg:y="3.748cm">
          <table:table table:template-name="default" table:use-first-row-styles="true" table:use-banding-rows-styles="true">
            <table:table-column table:style-name="co5"/>
            <table:table-column table:style-name="co7"/>
            <table:table-column table:style-name="co5"/>
            <table:table-row table:style-name="ro2" table:default-cell-style-name="ce3">
              <table:table-cell>
                <text:p><text:span text:style-name="T7">Recept Naam</text:span></text:p>
              </table:table-cell>
              <table:table-cell>
                <text:p text:style-name="P13"><text:span text:style-name="T8">Beschrijving</text:span></text:p>
              </table:table-cell>
              <table:table-cell>
                <text:p text:style-name="P13"><text:span text:style-name="T7">Bereidingsweize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17" draw:text-style-name="P6" draw:layer="layout" svg:x1="7.013cm" svg:y1="4.871cm" svg:x2="13.969cm" svg:y2="10.84cm" draw:start-shape="id6" draw:end-shape="id5" svg:d="M7013 4871v2985h6956v2984" svg:viewBox="0 0 6957 5970">
          <text:p/>
        </draw:connector>
        <anim:par presentation:node-type="timing-root">
          <anim:par smil:begin="id10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11" draw:id="id11">
        <office:forms form:automatic-focus="false" form:apply-design-mode="false"/>
        <draw:frame draw:style-name="gr18" draw:text-style-name="P17" draw:layer="layout" svg:width="8.89cm" svg:height="4.985cm" svg:x="8.89cm" svg:y="5.08cm">
          <draw:text-box>
            <text:p text:style-name="P16">Vragen?</text:p>
          </draw:text-box>
        </draw:frame>
        <anim:par presentation:node-type="timing-root">
          <anim:par smil:begin="id11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.06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1T09:57:55.726720292</meta:creation-date>
    <dc:date>2023-12-01T12:21:40.292858442</dc:date>
    <meta:editing-duration>PT17M39S</meta:editing-duration>
    <meta:editing-cycles>2</meta:editing-cycles>
    <meta:generator>LibreOffice/7.3.7.2$Linux_X86_64 LibreOffice_project/30$Build-2</meta:generator>
    <meta:document-statistic meta:object-count="66"/>
  </office:meta>
</office:document-meta>
</file>